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CN" svg:font-family="'AR PL UMing CN'"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paragraph-properties fo:break-before="pag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Rapport TP Programmation Réseau </text:h>
      <text:p text:style-name="P9"/>
      <text:p text:style-name="P9"/>
      <text:h text:style-name="Heading_20_2" text:outline-level="2"><text:span text:style-name="Strong_20_Emphasis">But de l'application</text:span></text:h>
      <text:p text:style-name="Text_20_body">L'objectif de cette application est de créer un programme client/serveur permettant de récupérer la moyenne d'un étudiant dans une matière donnée. Le client envoie une requête contenant le nom, le prénom de l'étudiant et l'indice de la matière. Le serveur traite cette requête et renvoie la moyenne de l'étudiant pour la matière demandée, ou un message d'erreur si l'indice est invalide.</text:p>
      <text:p text:style-name="Horizontal_20_Line"/>
      <text:h text:style-name="Heading_20_2" text:outline-level="2"><text:span text:style-name="Strong_20_Emphasis">Solution mise en œuvre</text:span></text:h>
      <text:h text:style-name="Heading_20_3" text:outline-level="3"><text:span text:style-name="Strong_20_Emphasis">Partie 1 : Description de la solution</text:span></text:h>
      <text:p text:style-name="Text_20_body">Dans cette première partie, le serveur fonctionne en mode <text:span text:style-name="Strong_20_Emphasis">mono-client</text:span>, ce qui signifie qu'il peut traiter une requête à la fois. Le client envoie une requête avec le nom et le prénom de l'étudiant ainsi que l'indice de la matière pour laquelle il souhaite obtenir la moyenne. Le serveur vérifie la validité de l'indice de la matière, puis renvoie la moyenne de l'étudiant ou un message d'erreur si l'indice est invalide.</text:p>
      <text:p text:style-name="Text_20_body">Le serveur utilise une <text:span text:style-name="Strong_20_Emphasis">socket TCP</text:span> pour écouter les connexions des clients. Il attend une connexion entrante, reçoit une requête sous forme de chaîne de caractères, analyse les informations (nom, prénom, matière) et retourne la moyenne de l'étudiant ou un message d'erreur en cas de problème.</text:p>
      <text:p text:style-name="Text_20_body">Le serveur est conçu pour répondre à une seule requête à la fois, ce qui signifie que le serveur doit attendre qu'une requête soit entièrement traitée avant de pouvoir accepter une nouvelle connexion.</text:p>
      <text:h text:style-name="Heading_20_4" text:outline-level="4"><text:span text:style-name="Strong_20_Emphasis">Schéma de la solution (Partie 1)</text:span></text:h>
      <text:p text:style-name="Text_20_body"><text:span text:style-name="Emphasis">Vous pouvez insérer ici un schéma représentant le dialogue entre le client et le serveur</text:span>.</text:p>
      <text:list xml:id="list522208668" text:style-name="L1">
        <text:list-item>
          <text:p text:style-name="P2">Le <text:span text:style-name="Strong_20_Emphasis">client</text:span> envoie une requête sous forme de chaîne : "Nom Prénom Matière".</text:p>
        </text:list-item>
        <text:list-item>
          <text:p text:style-name="P2">Le <text:span text:style-name="Strong_20_Emphasis">serveur</text:span> reçoit cette requête et la traite.</text:p>
        </text:list-item>
        <text:list-item>
          <text:p text:style-name="P2">Le <text:span text:style-name="Strong_20_Emphasis">serveur</text:span> envoie la moyenne ou un message d'erreur.</text:p>
        </text:list-item>
        <text:list-item>
          <text:p text:style-name="P1">Le <text:span text:style-name="Strong_20_Emphasis">client</text:span> reçoit la réponse et l'affiche.</text:p>
        </text:list-item>
      </text:list>
      <text:p text:style-name="Horizontal_20_Line"/>
      <text:h text:style-name="Heading_20_3" text:outline-level="3"><text:span text:style-name="Strong_20_Emphasis">Partie 2 : Gestion des requêtes multiples (future amélioration)</text:span></text:h>
      <text:p text:style-name="Text_20_body">Dans une version ultérieure de l'application (partie 2), le serveur sera modifié pour gérer plusieurs clients simultanément. Plutôt que de traiter une seule requête à la fois, le serveur sera capable de répondre à plusieurs clients en parallèle. Cela sera possible grâce à l'utilisation de <text:span text:style-name="Strong_20_Emphasis">threads</text:span> ou de <text:span text:style-name="Strong_20_Emphasis">processus</text:span> qui permettront au serveur de ne pas attendre qu'un client se déconnecte avant de pouvoir traiter un autre client.</text:p>
      <text:p text:style-name="Text_20_body">Cela nécessite un changement fondamental dans la manière dont les connexions sont gérées, car chaque connexion sera traitée indépendamment des autres. Le serveur pourra ainsi être beaucoup plus réactif et capable de gérer des charges plus importantes.</text:p>
      <text:p text:style-name="Horizontal_20_Line"/>
      <text:h text:style-name="Heading_20_2" text:outline-level="2"><text:soft-page-break/><text:span text:style-name="Strong_20_Emphasis">Choix des outils utilisés pour la solution</text:span></text:h>
      <text:h text:style-name="Heading_20_3" text:outline-level="3"><text:span text:style-name="Strong_20_Emphasis">1. Définition de l'Étudiant</text:span></text:h>
      <text:p text:style-name="Text_20_body">Un <text:span text:style-name="Strong_20_Emphasis">étudiant</text:span> est défini par une structure contenant les informations suivantes :</text:p>
      <text:list xml:id="list3096449521" text:style-name="L2">
        <text:list-item>
          <text:p text:style-name="P4"><text:span text:style-name="Strong_20_Emphasis">Nom</text:span> et <text:span text:style-name="Strong_20_Emphasis">Prénom</text:span> : chaînes de caractères.</text:p>
        </text:list-item>
        <text:list-item>
          <text:p text:style-name="P3"><text:span text:style-name="Strong_20_Emphasis">Moyennes</text:span> : un tableau de 5 flottants représentant les moyennes dans 5 matières différentes.</text:p>
        </text:list-item>
      </text:list>
      <text:h text:style-name="Heading_20_4" text:outline-level="4">Structure en C :</text:h>
      <text:p text:style-name="Standard">typedef struct {</text:p>
      <text:p text:style-name="Standard"><text:s text:c="4"/>char nom[50];</text:p>
      <text:p text:style-name="Standard"><text:s text:c="4"/>char prenom[50];</text:p>
      <text:p text:style-name="Standard"><text:s text:c="4"/>float moyennes[NB_MATIERE];</text:p>
      <text:p text:style-name="Standard">} Etudiant;</text:p>
      <text:p text:style-name="Standard"/>
      <text:p text:style-name="Text_20_body">Le choix de cette structure est justifié par la simplicité et l'efficacité pour stocker et manipuler les informations d'un étudiant dans un programme de petite envergure. Cette structure permet de regrouper toutes les informations nécessaires concernant un étudiant sous une seule entité, ce qui simplifie les manipulations de données et rend le code plus lisible et plus modulaire.</text:p>
      <text:h text:style-name="Heading_20_3" text:outline-level="3"><text:span text:style-name="Strong_20_Emphasis">2. Justification des informations contenues dans la requête et dans la réponse</text:span></text:h>
      <text:h text:style-name="Heading_20_4" text:outline-level="4"><text:span text:style-name="Strong_20_Emphasis">Requête du client</text:span> :</text:h>
      <text:p text:style-name="Text_20_body">La requête envoyée par le client est une chaîne de caractères de la forme "Nom Prénom Matière". Cette structure permet au client de transmettre toutes les informations nécessaires pour que le serveur puisse rechercher l'étudiant et obtenir la moyenne dans la matière demandée. Cette simplicité garantit que le format de la requête soit facile à traiter côté serveur.</text:p>
      <text:h text:style-name="Heading_20_4" text:outline-level="4"><text:span text:style-name="Strong_20_Emphasis">Réponse du serveur</text:span> :</text:h>
      <text:p text:style-name="Text_20_body">Le serveur renvoie soit la moyenne de l'étudiant dans la matière demandée, soit un message d'erreur si l'étudiant n'est pas trouvé ou si l'indice de la matière est invalide. Ce type de réponse est simple et direct, permettant au client d'afficher rapidement l'information reçue.</text:p>
      <text:p text:style-name="Horizontal_20_Line"/>
      <text:h text:style-name="Heading_20_3" text:outline-level="3"><text:span text:style-name="Strong_20_Emphasis">3. Synchronisation pour gérer le serveur et un seul client (Partie 1)</text:span></text:h>
      <text:p text:style-name="Text_20_body">Dans la première partie, la synchronisation est simple puisque le serveur traite les requêtes <text:span text:style-name="Strong_20_Emphasis">une à la fois</text:span>. Le serveur utilise la fonction <text:span text:style-name="Source_20_Text">accept()</text:span> pour accepter une connexion, puis <text:span text:style-name="Source_20_Text">recv()</text:span> pour recevoir la requête, et enfin <text:span text:style-name="Source_20_Text">send()</text:span> pour envoyer la réponse. Le serveur attend que chaque client soit entièrement traité avant de passer au suivant.</text:p>
      <text:p text:style-name="Text_20_body">Aucune technique de synchronisation complexe n'est nécessaire, car un seul client est traité à la fois. Le serveur ne crée pas de threads ni de processus distincts pour chaque client.</text:p>
      <text:p text:style-name="Horizontal_20_Line"/>
      <text:h text:style-name="Heading_20_3" text:outline-level="3"><text:soft-page-break/><text:span text:style-name="Strong_20_Emphasis">4. Synchronisation pour gérer le serveur et plusieurs clients (Partie 2)</text:span></text:h>
      <text:p text:style-name="Text_20_body">Dans la deuxième partie, pour gérer plusieurs clients simultanément, le serveur devra être capable de traiter plusieurs connexions en parallèle. Cela sera réalisé en utilisant des <text:span text:style-name="Strong_20_Emphasis">threads</text:span> (dans <text:span text:style-name="Source_20_Text">Serveur2.c</text:span>), où chaque connexion client sera traitée par un thread distinct. Le serveur pourra ainsi accepter une connexion, créer un thread pour gérer cette connexion, et continuer à accepter d'autres connexions sans attendre que le thread précédent soit terminé.</text:p>
      <text:h text:style-name="Heading_20_4" text:outline-level="4"><text:span text:style-name="Strong_20_Emphasis">Outils de synchronisation utilisés dans la Partie 2</text:span> :</text:h>
      <text:list xml:id="list3208019139" text:style-name="L3">
        <text:list-item>
          <text:p text:style-name="P5"><text:span text:style-name="Strong_20_Emphasis">Pipeline</text:span> : Un pipeline peut être utilisé pour acheminer les requêtes entre le serveur et le client de manière ordonnée. Cela permettrait de traiter les données reçues dans un flux continu et de les envoyer aux clients de manière séquentielle, par exemple dans un environnement de gestion de logiques complexes.</text:p>
        </text:list-item>
        <text:list-item>
          <text:p text:style-name="P5"><text:span text:style-name="Strong_20_Emphasis">Thread</text:span> : Pour gérer la simultanéité des connexions clients, chaque requête de client est traitée dans un thread séparé. Cela permet à chaque client de recevoir une réponse indépendamment des autres connexions.</text:p>
        </text:list-item>
        <text:list-item>
          <text:p text:style-name="P5"><text:span text:style-name="Strong_20_Emphasis">IPC (Inter-Process Communication)</text:span> : Si le serveur devait fonctionner avec plusieurs processus plutôt qu'avec des threads, IPC serait nécessaire pour échanger des données entre ces processus. Cela inclut des mécanismes comme les files de messages ou les mémoires partagées.</text:p>
        </text:list-item>
        <text:list-item>
          <text:p text:style-name="P5"><text:span text:style-name="Strong_20_Emphasis">Sémaphore IPC</text:span> : Lorsque plusieurs processus ou threads partagent des ressources critiques, un sémaphore IPC peut être utilisé pour contrôler l'accès à ces ressources et éviter des conditions de concurrence indésirables.</text:p>
        </text:list-item>
      </text:list>
      <text:p text:style-name="Horizontal_20_Line"/>
      <text:h text:style-name="Heading_20_2" text:outline-level="2"><text:span text:style-name="Strong_20_Emphasis">Description des fonctions développées pour chaque partie</text:span></text:h>
      <text:h text:style-name="Heading_20_3" text:outline-level="3"><text:span text:style-name="Strong_20_Emphasis">Partie 1 (Serveur1.c)</text:span> :</text:h>
      <text:list xml:id="list115875388" text:style-name="L4">
        <text:list-item>
          <text:p text:style-name="P6"><text:span text:style-name="Strong_20_Emphasis"><text:span text:style-name="Source_20_Text">get_moyenne()</text:span></text:span> : Cette fonction prend en entrée le nom, le prénom et l'indice de la matière et renvoie la moyenne de l'étudiant. Elle parcourt le tableau des étudiants et cherche l'étudiant correspondant. Si l'étudiant est trouvé, la fonction retourne la moyenne, sinon elle retourne <text:span text:style-name="Source_20_Text">-1</text:span> pour indiquer que l'étudiant n'a pas été trouvé.</text:p>
        </text:list-item>
        <text:list-item>
          <text:p text:style-name="P6"><text:span text:style-name="Strong_20_Emphasis"><text:span text:style-name="Source_20_Text">main()</text:span></text:span> : La fonction principale configure la socket du serveur, attend une connexion client, reçoit la requête, traite la demande et envoie la réponse.</text:p>
        </text:list-item>
      </text:list>
      <text:h text:style-name="Heading_20_3" text:outline-level="3"><text:span text:style-name="Strong_20_Emphasis">Partie 2 (Serveur2.c)</text:span> :</text:h>
      <text:list xml:id="list1859299191" text:style-name="L5">
        <text:list-item>
          <text:p text:style-name="P7"><text:span text:style-name="Strong_20_Emphasis"><text:span text:style-name="Source_20_Text">get_moyenne()</text:span></text:span> : Identique à celle de la Partie 1, cette fonction permet de récupérer la moyenne de l'étudiant.</text:p>
        </text:list-item>
        <text:list-item>
          <text:p text:style-name="P7"><text:span text:style-name="Strong_20_Emphasis"><text:span text:style-name="Source_20_Text">handle_client()</text:span></text:span> : Cette fonction est exécutée dans un thread distinct pour chaque client. Elle reçoit la requête, l'analyse, puis envoie la réponse appropriée.</text:p>
        </text:list-item>
        <text:list-item>
          <text:p text:style-name="P7"><text:soft-page-break/><text:span text:style-name="Strong_20_Emphasis"><text:span text:style-name="Source_20_Text">main()</text:span></text:span> : Configure la socket et utilise <text:span text:style-name="Source_20_Text">pthread_create()</text:span> pour créer un thread pour chaque client accepté. Le serveur continue à accepter de nouvelles connexions sans attendre que les threads précédents aient terminé.</text:p>
        </text:list-item>
      </text:list>
      <text:p text:style-name="Horizontal_20_Line"/>
      <text:h text:style-name="Heading_20_2" text:outline-level="2"><text:span text:style-name="Strong_20_Emphasis">Test du serveur concurrent</text:span></text:h>
      <text:p text:style-name="Text_20_body">Pour tester la version multi-client du serveur (<text:span text:style-name="Source_20_Text">Serveur2</text:span>), plusieurs clients doivent être lancés simultanément. Vous pouvez tester la capacité du serveur à répondre à plusieurs clients en parallèle en lançant plusieurs instances du client (<text:span text:style-name="Source_20_Text">Client.c</text:span>) avec des requêtes différentes.</text:p>
      <text:p text:style-name="Horizontal_20_Line"/>
      <text:h text:style-name="Heading_20_2" text:outline-level="2"><text:span text:style-name="Strong_20_Emphasis">Analyse des résultats obtenus</text:span></text:h>
      <text:list xml:id="list1750481000" text:style-name="L6">
        <text:list-item>
          <text:p text:style-name="P8"><text:span text:style-name="Strong_20_Emphasis">Serveur 1 (Mono-client)</text:span> : Le serveur répond correctement, mais il est limité à une seule connexion à la fois. Si plusieurs clients tentent de se connecter simultanément, ils doivent attendre leur tour, ce qui peut entraîner des délais de réponse importants si le serveur reçoit plusieurs requêtes.</text:p>
        </text:list-item>
        <text:list-item>
          <text:p text:style-name="P8"><text:span text:style-name="Strong_20_Emphasis">Serveur 2 (Multi-client)</text:span> : Le serveur fonctionne de manière plus efficace, capable de gérer plusieurs clients simultanément. Chaque client obtient une réponse rapidement, indépendamment des autres connexions.</text:p>
        </text:list-item>
      </text:list>
      <text:p text:style-name="Horizontal_20_Line"/>
      <text:h text:style-name="Heading_20_2" text:outline-level="2"><text:span text:style-name="Strong_20_Emphasis">Conclusion</text:span></text:h>
      <text:p text:style-name="Text_20_body">Le travail réalisé permet de comparer la gestion des connexions dans un serveur mono-client et multi-client. L'utilisation de threads pour gérer plusieurs clients permet une meilleure performance et une plus grande réactivité du serveur. Une amélioration possible serait d'ajouter un mécanisme de gestion d'erreur plus robuste et d'étudier d'autres mécanismes de synchronisation si le serveur doit manipuler des ressources partagées.</text:p>
      <text:p text:style-name="Horizontal_20_Line"><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CN" svg:font-family="'AR PL UMing CN'"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 PL UMing CN" style:font-family-asian="'AR PL UMing CN'"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 PL UMing CN" style:font-family-asian="'AR PL UMing CN'"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 PL UMing CN" style:font-family-asian="'AR PL UMing CN'"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9T13:20:40.016833370</meta:creation-date>
    <dc:date>2024-11-29T13:21:56.432351902</dc:date>
    <meta:editing-duration>PT1M17S</meta:editing-duration>
    <meta:editing-cycles>2</meta:editing-cycles>
    <meta:generator>LibreOffice/7.3.7.2$Linux_X86_64 LibreOffice_project/30$Build-2</meta:generator>
    <meta:document-statistic meta:table-count="0" meta:image-count="0" meta:object-count="0" meta:page-count="6" meta:paragraph-count="59" meta:word-count="1340" meta:character-count="8579" meta:non-whitespace-character-count="7302"/>
  </office:meta>
</office:document-meta>
</file>